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solid" draw:fill-color="#eeeeee"/>
      <style:paragraph-properties style:writing-mode="lr-tb"/>
    </style:style>
    <style:style style:name="P7" style:family="paragraph"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272cm" fo:min-width="15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Arrow" draw:marker-end="Arrow" draw:marker-end-width="0.34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start="Arrow" draw:marker-start-width="0.15cm" draw:marker-end="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eeeeee" draw:textarea-horizontal-align="justify" draw:textarea-vertical-align="middle" draw:auto-grow-height="false" fo:min-height="4.154cm" fo:min-width="3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Long_20_Dash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eeeeee" draw:textarea-horizontal-align="justify" draw:textarea-vertical-align="middle" draw:auto-grow-height="false" fo:min-height="4.207cm" fo:min-width="3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solid" draw:fill-color="#eeeeee" draw:textarea-horizontal-align="justify" draw:textarea-vertical-align="middle" draw:auto-grow-height="false" fo:min-height="4.26cm" fo:min-width="2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solid" draw:fill-color="#eeeeee" draw:textarea-horizontal-align="justify" draw:textarea-vertical-align="middle" draw:auto-grow-height="false" fo:min-height="0.926cm" fo:min-width="3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244cm" fo:min-width="3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244cm" fo:min-width="3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244cm" fo:min-width="4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845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852cm" fo:min-width="6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873cm" fo:min-width="5.0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741cm" fo:min-width="15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2" draw:style-name="gr17" draw:text-style-name="P1" svg:width="15.987cm" svg:height="0.742cm" svg:x="0.561cm" svg:y="9.693cm"><text:p text:style-name="P1">USB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 3" draw:style-name="gr16" draw:text-style-name="P1" svg:width="5.045cm" svg:height="0.874cm" svg:x="0.566cm" svg:y="8.819cm"><text:p text:style-name="P1">Midi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Shape 1" draw:style-name="gr15" draw:text-style-name="P7" svg:width="6.243cm" svg:height="0.853cm" svg:x="5.611cm" svg:y="8.848cm"><text:p text:style-name="P7"><text:span text:style-name="T1">HID / Keyboar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 5" draw:style-name="gr14" draw:text-style-name="P1" svg:width="4.7cm" svg:height="0.846cm" svg:x="11.848cm" svg:y="8.848cm"><text:p text:style-name="P1">Serial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 6" draw:style-name="gr13" draw:text-style-name="P1" svg:width="4.929cm" svg:height="1.244cm" svg:x="0.566cm" svg:y="6.332cm"><text:p text:style-name="P1">8 x 16 Matrix Scan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 7" draw:style-name="gr12" draw:text-style-name="P1" svg:width="3.548cm" svg:height="1.244cm" svg:x="5.495cm" svg:y="6.332cm"><text:p text:style-name="P1">Shift Reg I/F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 8" draw:style-name="gr12" draw:text-style-name="P1" svg:width="3.548cm" svg:height="1.244cm" svg:x="9.042cm" svg:y="6.332cm"><text:p text:style-name="P1">I2C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 9" draw:style-name="gr11" draw:text-style-name="P1" svg:width="3.959cm" svg:height="1.244cm" svg:x="12.589cm" svg:y="6.332cm"><text:p text:style-name="P1">ADC x 8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4" draw:style-name="gr10" draw:text-style-name="P6" svg:width="3.202cm" svg:height="0.927cm" svg:x="9.158cm" svg:y="4.616cm"><text:p text:style-name="P2">16x2 LCD Displa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 10" draw:style-name="gr10" draw:text-style-name="P6" svg:width="3.202cm" svg:height="0.927cm" svg:x="9.181cm" svg:y="1.071cm"><text:p text:style-name="P2">16x2 LCD Displa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Shape 11" draw:style-name="gr9" draw:text-style-name="P5" svg:width="2.193cm" svg:height="4.261cm" svg:x="6.228cm" svg:y="1.071cm"><text:p text:style-name="P1">Shift</text:p><text:p text:style-name="P1">Register</text:p><text:p text:style-name="P1">IF to</text:p><text:p text:style-name="P1">Illuminated</text:p><text:p text:style-name="P1">Pushbuttons</text:p><text:p text:style-name="P1">8 Op per s/r.</text:p><text:p text:style-name="P1">12 x s/r’s or</text:p><text:p text:style-name="P1">Mor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 12" draw:style-name="gr8" draw:text-style-name="P5" svg:width="3.317cm" svg:height="4.208cm" svg:x="1.395cm" svg:y="1.124cm"><text:p text:style-name="P1">Scan up to</text:p><text:p text:style-name="P1">8 out x 16 in</text:p><text:p text:style-name="P1">Diode Matrix</text:p><text:p text:style-name="P1">for keyboard,</text:p><text:p text:style-name="P1">Pedal board or</text:p><text:p text:style-name="P1">Non-illuminated</text:p><text:p text:style-name="P1">contacts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2" draw:name="Vertical line 1" draw:style-name="gr7" draw:text-style-name="P3" svg:x1="2.27cm" svg:y1="6.333cm" svg:x2="2.27cm" svg:y2="5.33cm"><text:p/></draw:line><draw:line text:anchor-type="paragraph" draw:z-index="13" draw:name="Vertical line 2" draw:style-name="gr7" draw:text-style-name="P3" svg:x1="3.744cm" svg:y1="5.33cm" svg:x2="3.744cm" svg:y2="6.333cm"><text:p/></draw:line><draw:line text:anchor-type="paragraph" draw:z-index="14" draw:name="Line 1" draw:style-name="gr7" draw:text-style-name="P3" svg:x1="7.845cm" svg:y1="6.333cm" svg:x2="7.845cm" svg:y2="5.33cm"><text:p/></draw:line><draw:line text:anchor-type="paragraph" draw:z-index="15" draw:name="Vertical line 3" draw:style-name="gr7" draw:text-style-name="P3" svg:x1="7.107cm" svg:y1="5.33cm" svg:x2="7.107cm" svg:y2="6.333cm"><text:p/></draw:line><draw:line text:anchor-type="paragraph" draw:z-index="16" draw:name="Vertical line 4" draw:style-name="gr7" draw:text-style-name="P3" svg:x1="10.701cm" svg:y1="6.333cm" svg:x2="10.701cm" svg:y2="5.541cm"><text:p/></draw:line><draw:line text:anchor-type="paragraph" draw:z-index="17" draw:name="Vertical line 5" draw:style-name="gr6" draw:text-style-name="P3" svg:x1="10.701cm" svg:y1="4.616cm" svg:x2="10.701cm" svg:y2="1.997cm"><text:p/></draw:line><draw:custom-shape text:anchor-type="paragraph" draw:z-index="18" draw:name="Shape 13" draw:style-name="gr5" draw:text-style-name="P5" svg:width="3.335cm" svg:height="4.155cm" svg:x="13.055cm" svg:y="1.097cm"><text:p text:style-name="P1">Up to 8</text:p><text:p text:style-name="P1">Potentiometers</text:p><text:p text:style-name="P1">for</text:p><text:p text:style-name="P1">expression pedals</text:p><text:p text:style-name="P1">and</text:p><text:p text:style-name="P1">other analogue</text:p><text:p text:style-name="P1">controls</text:p><text:p text:style-name="P1"/><draw:enhanced-geometry svg:viewBox="0 0 21600 21600" draw:type="rectangle" draw:enhanced-path="M 0 0 L 21600 0 21600 21600 0 21600 0 0 Z N"/></draw:custom-shape><draw:line text:anchor-type="paragraph" draw:z-index="19" draw:name="Vertical line 6" draw:style-name="gr4" draw:text-style-name="P3" svg:x1="14.748cm" svg:y1="6.331cm" svg:x2="14.748cm" svg:y2="5.251cm"><text:p/></draw:line><draw:frame text:anchor-type="paragraph" draw:z-index="20" draw:name="Text Frame 1" draw:style-name="gr3" draw:text-style-name="P4" svg:width="2.911cm" svg:height="0.976cm" svg:x="9.139cm" svg:y="2.843cm"><draw:text-box><text:p text:style-name="P3"><text:span text:style-name="T1">Up to</text:span></text:p><text:p text:style-name="P3"><text:span text:style-name="T1">8 Displays</text:span></text:p></draw:text-box></draw:frame><draw:line text:anchor-type="paragraph" draw:z-index="21" draw:name="Line 2" draw:style-name="gr2" draw:text-style-name="P3" svg:x1="8.689cm" svg:y1="10.433cm" svg:x2="8.689cm" svg:y2="11.468cm"><text:p/></draw:line><draw:custom-shape text:anchor-type="paragraph" draw:z-index="22" draw:name="Shape 14" draw:style-name="gr1" draw:text-style-name="P2" svg:width="15.982cm" svg:height="1.273cm" svg:x="0.566cm" svg:y="7.576cm"><text:p text:style-name="P1">STM32F103C8T6 <text:s/>Blue Pill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7:52:44.657006328</meta:creation-date>
    <dc:date>2025-04-23T22:00:40.421845854</dc:date>
    <meta:editing-duration>PT2H45M4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